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EC8EC29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sunrise-subtitle">
      <style:graphic-properties draw:fill-color="#ffffff" fo:min-height="16.156cm"/>
    </style:style>
    <style:style style:name="pr2" style:family="presentation" style:parent-style-name="lyt-sunrise-notes">
      <style:graphic-properties draw:fill-color="#ffffff" draw:auto-grow-height="true" fo:min-height="13.364cm"/>
    </style:style>
    <style:style style:name="pr3" style:family="presentation" style:parent-style-name="lyt-sunrise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fo:font-size="28.1000003814697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You need to extend an application.</text:p>
            <text:p>What do you need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How will you decide where to add the code?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Suppose you are adding a new capability</text:p>
            <text:p>Does not depend on anything in existing application</text:p>
            <text:p>e.g. chat with a sales rep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Suppose the sales rep needs to know what you are doing on the existing application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And perhaps act partially on your behalf?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How would you decide </text:p>
            <text:p>whether the task is easy or hard?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Should you extend existing classes </text:p>
            <text:p>or create new one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What factors could determine the difficulty?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Is a design and its documentation useful?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Or stepping back...</text:p>
            <text:p>How do you decide on classes?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What makes a class?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CRC Cards</text:p>
            <text:p/>
            <text:p>Class</text:p>
            <text:p>Responsibility</text:p>
            <text:p>Collaboration</text:p>
            <text:p/>
            <text:p>Index cards as used in card catalogs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Why choose a 3x5 card? 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Example:</text:p>
            <text:p/>
            <text:p>Your Bus Online Reserv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What would be suitable objects and classes?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Some Classes</text:p>
            <text:p><text:s/></text:p>
            <text:p>Bus <text:s text:c="4"/>Route <text:s text:c="4"/>Schedule </text:p>
            <text:p>Seat <text:s text:c="9"/>Seats</text:p>
            <text:p>Customer <text:s text:c="4"/>Ticket/Reservation <text:s text:c="5"/></text:p>
            <text:p>PNR(Collection of reservations)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How about some responsibilities?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Why do responsibilities throw up additional classes?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How did you create a database design?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(You may want to review Normalisation</text:p>
            <text:p>At least upto 3rd normal form)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Handling association between classes,</text:p>
            <text:p>e.g. passenger and bus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Are we booking a seat on an instance of a bus?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What are we implicitly assuming?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Route and a date/time -</text:p>
            <text:p>i.e. an instance of a trip of the bus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What should be 'fare'?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Searching for op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Which class should tell us if a seat is available for a trip?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What if we want to know the options available for route on a day?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Payments?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Should we identify a bus by the number plate?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Volvo</text:p>
            <text:p>A/C</text:p>
            <text:p>Deluxe</text:p>
            <text:p>Express</text:p>
            <text:p>Ordinary</text:p>
            <text:p/>
            <text:p>Implications for the class design?</text:p>
            <text:p>Does it make any significant difference?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What if Your Online Bus does not own any buses?</text:p>
            <text:p>What does that imply?</text:p>
            <text:p>Does it change anything?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What if Your Online Bus does not own any buses?</text:p>
            <text:p>What does that imply?</text:p>
            <text:p>Does it change anything?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Concepts used for designing classes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Inheritance</text:p>
            <text:p>An Example?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Multiple Inheritance</text:p>
            <text:p>An Example?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Why does Java not support multiple inheritance?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What's the alternate?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Example of deleg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sunrise" presentation:presentation-page-layout-name="AL1T32">
        <office:forms form:automatic-focus="false" form:apply-design-mode="false"/>
        <draw:frame presentation:style-name="pr1" draw:text-style-name="P1" draw:layer="layout" svg:width="25.199cm" svg:height="16.156cm" svg:x="1.4cm" svg:y="0.937cm" presentation:class="subtitle">
          <draw:text-box>
            <text:p><text:span text:style-name="T1">Polymorphism</text:span></text:p>
            <text:p><text:span text:style-name="T1">An Example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Is it a part of inheritance?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Overriding</text:p>
            <text:p>An Example?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Is it related to polymorphism?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Overloading</text:p>
            <text:p>What is overloaded?</text:p>
            <text:p>Example?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How is it different from polymorphism?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Why is function overloading not present in Python?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Refactoring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sunrise_5f_box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2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8T12:53:47</meta:creation-date>
    <meta:editing-duration>PT1H33M50S</meta:editing-duration>
    <meta:editing-cycles>12</meta:editing-cycles>
    <dc:date>2012-09-28T12:02:40</dc:date>
    <meta:generator>LibreOffice/3.5$Linux_X86_64 LibreOffice_project/350m1$Build-2</meta:generator>
    <meta:document-statistic meta:object-count="173"/>
  </office:meta>
</office:document-meta>
</file>